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Dashed_20__28_var_29_" svg:stroke-color="#000000" draw:fill="none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none" draw:fill-color="#000000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Dashed_20__28_var_29_" svg:stroke-width="0cm" draw:marker-start-width="0.2cm" draw:marker-end="Arrow" draw:marker-end-width="0.3cm" draw:fill="none" draw:fill-color="#000000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.4cm" svg:x="13.3cm" svg:y="4.9cm">
          <text:p text:style-name="P1">Geräte</text:p>
          <text:p text:style-name="P1">Koordinat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3.4cm" svg:x="6.4cm" svg:y="5.9cm">
          <text:p text:style-name="P1">Geräteunabhängige </text:p>
          <text:p text:style-name="P1">Koordinaten</text:p>
          <text:p text:style-name="P1">(View-Port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2.7cm" svg:x="7.2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6cm" svg:x="2.6cm" svg:y="7.3cm">
          <text:p text:style-name="P1">Weltkoordinaten</text:p>
          <text:p text:style-name="P1">(z.B. 3D-Modell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4cm" svg:y1="5.9cm" svg:x2="13.3cm" svg:y2="5cm">
          <text:p/>
        </draw:line>
        <draw:line draw:style-name="gr4" draw:text-style-name="P1" draw:layer="layout" svg:x1="13.6cm" svg:y1="9.3cm" svg:x2="17.8cm" svg:y2="8.3cm">
          <text:p/>
        </draw:line>
        <draw:line draw:style-name="gr5" draw:text-style-name="P1" draw:layer="layout" svg:x1="2.6cm" svg:y1="7.3cm" svg:x2="7.2cm" svg:y2="6.2cm">
          <text:p/>
        </draw:line>
        <draw:line draw:style-name="gr5" draw:text-style-name="P1" draw:layer="layout" svg:x1="8.3cm" svg:y1="9.9cm" svg:x2="12.8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5-12-23T17:43:01.083254628</meta:creation-date>
    <dc:date>2016-01-09T16:41:21.055975077</dc:date>
    <dc:creator>peter </dc:creator>
    <meta:editing-duration>PT7S</meta:editing-duration>
    <meta:editing-cycles>2</meta:editing-cycles>
    <meta:generator>LibreOffice/4.2.8.2$Linux_x86 LibreOffice_project/420m0$Build-2</meta:generator>
    <meta:document-statistic meta:object-count="8"/>
  </office:meta>
</office:document-meta>
</file>